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950e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  <style:text-properties fo:color="#ff950e"/>
    </style:style>
    <style:style style:name="P2" style:family="paragraph">
      <style:paragraph-properties fo:text-align="center"/>
      <style:text-properties fo:color="#ff950e" fo:font-weight="bold" style:font-weight-asian="bold" style:font-weight-complex="bold"/>
    </style:style>
    <style:style style:name="P3" style:family="paragraph">
      <style:paragraph-properties fo:text-align="center"/>
      <style:text-properties fo:color="#0084d1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3.302cm" svg:x="9.89cm" svg:y="6.461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4.318cm" svg:height="2.54cm" svg:x="5.826cm" svg:y="11.287cm">
          <text:p text:style-name="P3"><text:span text:style-name="T2">libtoc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3.683cm" svg:height="3.175cm" svg:x="3.413cm" svg:y="6.715cm">
          <text:p text:style-name="P4"><text:span text:style-name="T1">File System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4" draw:text-style-name="P4" draw:layer="layout" svg:x1="7.985cm" svg:y1="11.414cm" svg:x2="11.033cm" svg:y2="9.763cm">
          <text:p/>
        </draw:line>
        <draw:line draw:style-name="gr4" draw:text-style-name="P4" draw:layer="layout" svg:x1="8.112cm" svg:y1="11.414cm" svg:x2="5.191cm" svg:y2="9.89cm">
          <text:p/>
        </draw:line>
        <draw:frame draw:style-name="gr5" draw:text-style-name="P5" draw:layer="layout" svg:width="3.683cm" svg:height="1.012cm" svg:x="6.207cm" svg:y="15.605cm">
          <draw:text-box>
            <text:p text:style-name="P5"><text:span text:style-name="T3">Interfaces</text:span></text:p>
          </draw:text-box>
        </draw:frame>
        <draw:line draw:style-name="gr6" draw:text-style-name="P4" draw:layer="layout" svg:x1="5.953cm" svg:y1="15.605cm" svg:x2="9.89cm" svg:y2="15.605cm">
          <text:p/>
        </draw:line>
        <draw:line draw:style-name="gr4" draw:text-style-name="P4" draw:layer="layout" svg:x1="6.969cm" svg:y1="15.605cm" svg:x2="6.969cm" svg:y2="13.827cm">
          <text:p/>
        </draw:line>
        <draw:line draw:style-name="gr4" draw:text-style-name="P4" draw:layer="layout" svg:x1="8.874cm" svg:y1="15.605cm" svg:x2="8.874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taran </meta:initial-creator>
    <meta:creation-date>2014-03-21T15:23:40.979762247</meta:creation-date>
    <dc:date>2014-03-21T15:38:45.037169640</dc:date>
    <dc:creator>Nastaran </dc:creator>
    <meta:editing-duration>P0D</meta:editing-duration>
    <meta:editing-cycles>1</meta:editing-cycles>
    <meta:document-statistic meta:object-count="9"/>
    <meta:generator>LibreOffice/4.1.3.2$Linux_X86_64 LibreOffice_project/410m0$Build-2</meta:generator>
  </office:meta>
</office:document-meta>
</file>